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size="15pt" style:font-size-asian="15pt" style:font-size-complex="15pt"/>
    </style:style>
    <style:style style:name="P3" style:family="paragraph" style:parent-style-name="Standard">
      <style:paragraph-properties fo:text-align="justify" style:justify-single-word="false"/>
      <style:text-properties style:font-name="Courier New" fo:font-size="15pt" style:font-size-asian="15pt" style:font-size-complex="15pt"/>
    </style:style>
    <style:style style:name="P4" style:family="paragraph" style:parent-style-name="Standard">
      <style:paragraph-properties fo:padding="0.074cm" fo:border-left="none" fo:border-right="none" fo:border-top="none" fo:border-bottom="0.002cm solid #000000" style:join-border="false"/>
      <style:text-properties style:font-name="Courier New"/>
    </style:style>
    <style:style style:name="P5" style:family="paragraph" style:parent-style-name="Standard">
      <style:paragraph-properties fo:text-align="justify" style:justify-single-word="false"/>
      <style:text-properties style:font-name="Courier New" fo:font-size="15pt" style:font-size-asian="15pt" style:font-size-complex="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n-Tristan Rudat<text:tab/><text:tab/><text:tab/><text:tab/><text:tab/><text:tab/><text:tab/> 27. Oktober 2010</text:p>
      <text:p text:style-name="P1">Martin Slowikowski<text:tab/><text:tab/><text:tab/><text:tab/><text:tab/><text:tab/><text:tab/></text:p>
      <text:p text:style-name="P4"/>
      <text:p text:style-name="P2"/>
      <text:p text:style-name="P3">Die hier vorliegende Aufgabe stellte uns vor einige Probleme. Im Internet gibt es einen Haufen Dokumentationen und Beispiele zur Handhabung von einfachen Animationen mit Java. </text:p>
      <text:p text:style-name="P3"/>
      <text:p text:style-name="P3">Die Implementierung mit Graphics2D ging schief, aus diesem Grund herrschte, wie auch am Abgabetermin ersichtlich, absolute Zeitnot. </text:p>
      <text:p text:style-name="P3"/>
      <text:p text:style-name="P3">Wir haben uns bei der Auswahl für die Bilddarstellung zu einem Image in einem Jpanel entschieden. Innerhalb der Klasse "BildRotation" findet sich einer Innere Klasse, die ein Panel aus der Klasse "BildPanel" zusammenbaut. <text:s/>Die Klasse BildPanel enthält die notwendige Main Methode.</text:p>
      <text:p text:style-name="P3"/>
      <text:p text:style-name="P3">Bildmaße werden in der BildRotationsklasse immer wieder neu berechnet. In einfachen Kontrollstrukturen wird der Ablauf gesteuert. Eintritts und Austrittswinkel werden hier ebenfalls festgelegt. </text:p>
      <text:p text:style-name="P3"/>
      <text:p text:style-name="P3"/>
      <text:p text:style-name="P3"/>
      <text:p text:style-name="P3">Insgesamt ist die Animation von Bildern ohne Threads sehr schwierig. Der Code lief bis 11.30 immer noch nicht so, wie gewünscht.</text:p>
      <text:p text:style-name="P3"/>
      <text:p text:style-name="P3"/>
      <text:p text:style-name="P3"/>
      <text:p text:style-name="P3"/>
      <text:p text:style-name="P3"/>
      <text:p text:style-name="P3"/>
      <text:p text:style-name="P3"/>
      <text:p text:style-name="P3"/>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0H26M52S</meta:editing-duration>
    <meta:editing-cycles>7</meta:editing-cycles>
    <meta:generator>OpenOffice.org/3.2$Win32 OpenOffice.org_project/320m18$Build-9502</meta:generator>
    <dc:date>2010-10-27T11:50:26.29</dc:date>
    <dc:creator>Jan-Tristan Rudat</dc:creator>
    <meta:document-statistic meta:table-count="0" meta:image-count="0" meta:object-count="0" meta:page-count="1" meta:paragraph-count="7" meta:word-count="134" meta:character-count="976"/>
    <meta:user-defined meta:name="Info 1"/>
    <meta:user-defined meta:name="Info 2"/>
    <meta:user-defined meta:name="Info 3"/>
    <meta:user-defined meta:name="Info 4"/>
  </office:meta>
</office:document-meta>
</file>